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cm"/>
    </style:style>
    <style:style style:name="co2" style:family="table-column">
      <style:table-column-properties fo:break-before="auto" style:column-width="11.118cm"/>
    </style:style>
    <style:style style:name="co3" style:family="table-column">
      <style:table-column-properties fo:break-before="auto" style:column-width="10.0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1.829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2.217cm"/>
    </style:style>
    <style:style style:name="co9" style:family="table-column">
      <style:table-column-properties fo:break-before="auto" style:column-width="1.6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none" fo:border-top="none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Phase</text:p>
          </table:table-cell>
          <table:table-cell office:value-type="string">
            <text:p>Junk</text:p>
          </table:table-cell>
          <table:table-cell office:value-type="string">
            <text:p>Fruits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Time(ms)</text:p>
          </table:table-cell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/oai/request?verb=ListRecords&amp;metadataPrefix=oai_dc</text:p>
          </table:table-cell>
          <table:table-cell table:formula="of:=TRIM([.C2])" office:value-type="string" office:string-value="/w1/oai/request?verb=ListRecords&amp;metadataPrefix=oai_dc">
            <text:p>/w1/oai/request?verb=ListRecords&amp;metadataPrefix=oai_dc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LEFT(TRIM([.D3]);LEN(TRIM([.D3])) - 12))" office:value-type="float" office:value="126.519">
            <text:p>126.51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26.519 [ms] (mean)</text:p>
          </table:table-cell>
          <table:table-cell office:value-type="string">
            <text:p>126.519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/oai/request?verb=ListIdentifiers&amp;metadataPrefix=oai_dc</text:p>
          </table:table-cell>
          <table:table-cell table:formula="of:=TRIM([.C4])" office:value-type="string" office:string-value="/w1/oai/request?verb=ListIdentifiers&amp;metadataPrefix=oai_dc">
            <text:p>/w1/oai/request?verb=ListIdentifiers&amp;metadataPrefix=oai_dc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LEFT(TRIM([.D5]);LEN(TRIM([.D5])) - 12))" office:value-type="float" office:value="2.298">
            <text:p>2.298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.298 [ms] (mean)</text:p>
          </table:table-cell>
          <table:table-cell office:value-type="string">
            <text:p>2.298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/oai/request?verb=ListSets</text:p>
          </table:table-cell>
          <table:table-cell table:formula="of:=TRIM([.C6])" office:value-type="string" office:string-value="/w1/oai/request?verb=ListSets">
            <text:p>/w1/oai/request?verb=ListSets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LEFT(TRIM([.D7]);LEN(TRIM([.D7])) - 12))" office:value-type="float" office:value="1.173">
            <text:p>1.17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173 [ms] (mean)</text:p>
          </table:table-cell>
          <table:table-cell office:value-type="string">
            <text:p>1.173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2/oai/request?verb=ListRecords&amp;metadataPrefix=oai_dc</text:p>
          </table:table-cell>
          <table:table-cell table:formula="of:=TRIM([.C8])" office:value-type="string" office:string-value="/w2/oai/request?verb=ListRecords&amp;metadataPrefix=oai_dc">
            <text:p>/w2/oai/request?verb=ListRecords&amp;metadataPrefix=oai_dc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LEFT(TRIM([.D9]);LEN(TRIM([.D9])) - 12))" office:value-type="float" office:value="789.162">
            <text:p>789.16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789.162 [ms] (mean)</text:p>
          </table:table-cell>
          <table:table-cell office:value-type="string">
            <text:p>789.162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2/oai/request?verb=ListIdentifiers&amp;metadataPrefix=oai_dc</text:p>
          </table:table-cell>
          <table:table-cell table:formula="of:=TRIM([.C10])" office:value-type="string" office:string-value="/w2/oai/request?verb=ListIdentifiers&amp;metadataPrefix=oai_dc">
            <text:p>/w2/oai/request?verb=ListIdentifiers&amp;metadataPrefix=oai_dc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LEFT(TRIM([.D11]);LEN(TRIM([.D11])) - 12))" office:value-type="float" office:value="23.143">
            <text:p>23.14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3.143 [ms] (mean)</text:p>
          </table:table-cell>
          <table:table-cell office:value-type="string">
            <text:p>23.143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2/oai/request?verb=ListSets</text:p>
          </table:table-cell>
          <table:table-cell table:formula="of:=TRIM([.C12])" office:value-type="string" office:string-value="/w2/oai/request?verb=ListSets">
            <text:p>/w2/oai/request?verb=ListSets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LEFT(TRIM([.D13]);LEN(TRIM([.D13])) - 12))" office:value-type="float" office:value="10.655">
            <text:p>10.65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0.655 [ms] (mean)</text:p>
          </table:table-cell>
          <table:table-cell office:value-type="string">
            <text:p>10.655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3/oai/request?verb=ListRecords&amp;metadataPrefix=oai_dc</text:p>
          </table:table-cell>
          <table:table-cell table:formula="of:=TRIM([.C14])" office:value-type="string" office:string-value="/w3/oai/request?verb=ListRecords&amp;metadataPrefix=oai_dc">
            <text:p>/w3/oai/request?verb=ListRecords&amp;metadataPrefix=oai_dc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LEFT(TRIM([.D15]);LEN(TRIM([.D15])) - 12))" office:value-type="float" office:value="915.399">
            <text:p>915.39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915.399 [ms] (mean)</text:p>
          </table:table-cell>
          <table:table-cell office:value-type="string">
            <text:p>915.399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3/oai/request?verb=ListIdentifiers&amp;metadataPrefix=oai_dc</text:p>
          </table:table-cell>
          <table:table-cell table:formula="of:=TRIM([.C16])" office:value-type="string" office:string-value="/w3/oai/request?verb=ListIdentifiers&amp;metadataPrefix=oai_dc">
            <text:p>/w3/oai/request?verb=ListIdentifiers&amp;metadataPrefix=oai_dc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LEFT(TRIM([.D17]);LEN(TRIM([.D17])) - 12))" office:value-type="float" office:value="21.281">
            <text:p>21.281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1.281 [ms] (mean)</text:p>
          </table:table-cell>
          <table:table-cell office:value-type="string">
            <text:p>21.281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3/oai/request?verb=ListSets</text:p>
          </table:table-cell>
          <table:table-cell table:formula="of:=TRIM([.C18])" office:value-type="string" office:string-value="/w3/oai/request?verb=ListSets">
            <text:p>/w3/oai/request?verb=ListSets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LEFT(TRIM([.D19]);LEN(TRIM([.D19])) - 12))" office:value-type="float" office:value="14.083">
            <text:p>14.08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4.083 [ms] (mean)</text:p>
          </table:table-cell>
          <table:table-cell office:value-type="string">
            <text:p>14.083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4/oai/request?verb=ListRecords&amp;metadataPrefix=oai_dc</text:p>
          </table:table-cell>
          <table:table-cell table:formula="of:=TRIM([.C20])" office:value-type="string" office:string-value="/w4/oai/request?verb=ListRecords&amp;metadataPrefix=oai_dc">
            <text:p>/w4/oai/request?verb=ListRecords&amp;metadataPrefix=oai_dc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LEFT(TRIM([.D21]);LEN(TRIM([.D21])) - 12))" office:value-type="float" office:value="1034.241">
            <text:p>1034.241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034.241 [ms] (mean)</text:p>
          </table:table-cell>
          <table:table-cell office:value-type="string">
            <text:p>1034.241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4/oai/request?verb=ListIdentifiers&amp;metadataPrefix=oai_dc</text:p>
          </table:table-cell>
          <table:table-cell table:formula="of:=TRIM([.C22])" office:value-type="string" office:string-value="/w4/oai/request?verb=ListIdentifiers&amp;metadataPrefix=oai_dc">
            <text:p>/w4/oai/request?verb=ListIdentifiers&amp;metadataPrefix=oai_dc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LEFT(TRIM([.D23]);LEN(TRIM([.D23])) - 12))" office:value-type="float" office:value="18.79">
            <text:p>18.7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8.790 [ms] (mean)</text:p>
          </table:table-cell>
          <table:table-cell office:value-type="string">
            <text:p>18.790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4/oai/request?verb=ListSets</text:p>
          </table:table-cell>
          <table:table-cell table:formula="of:=TRIM([.C24])" office:value-type="string" office:string-value="/w4/oai/request?verb=ListSets">
            <text:p>/w4/oai/request?verb=ListSets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LEFT(TRIM([.D25]);LEN(TRIM([.D25])) - 12))" office:value-type="float" office:value="10.465">
            <text:p>10.46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0.465 [ms] (mean)</text:p>
          </table:table-cell>
          <table:table-cell office:value-type="string">
            <text:p>10.465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5/oai/request?verb=ListRecords&amp;metadataPrefix=oai_dc</text:p>
          </table:table-cell>
          <table:table-cell table:formula="of:=TRIM([.C26])" office:value-type="string" office:string-value="/w5/oai/request?verb=ListRecords&amp;metadataPrefix=oai_dc">
            <text:p>/w5/oai/request?verb=ListRecords&amp;metadataPrefix=oai_dc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LEFT(TRIM([.D27]);LEN(TRIM([.D27])) - 12))" office:value-type="float" office:value="1127.011">
            <text:p>1127.011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127.011 [ms] (mean)</text:p>
          </table:table-cell>
          <table:table-cell office:value-type="string">
            <text:p>1127.011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5/oai/request?verb=ListIdentifiers&amp;metadataPrefix=oai_dc</text:p>
          </table:table-cell>
          <table:table-cell table:formula="of:=TRIM([.C28])" office:value-type="string" office:string-value="/w5/oai/request?verb=ListIdentifiers&amp;metadataPrefix=oai_dc">
            <text:p>/w5/oai/request?verb=ListIdentifiers&amp;metadataPrefix=oai_dc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LEFT(TRIM([.D29]);LEN(TRIM([.D29])) - 12))" office:value-type="float" office:value="18.197">
            <text:p>18.197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8.197 [ms] (mean)</text:p>
          </table:table-cell>
          <table:table-cell office:value-type="string">
            <text:p>18.197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5/oai/request?verb=ListSets</text:p>
          </table:table-cell>
          <table:table-cell table:formula="of:=TRIM([.C30])" office:value-type="string" office:string-value="/w5/oai/request?verb=ListSets">
            <text:p>/w5/oai/request?verb=ListSets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LEFT(TRIM([.D31]);LEN(TRIM([.D31])) - 12))" office:value-type="float" office:value="11.632">
            <text:p>11.63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1.632 [ms] (mean)</text:p>
          </table:table-cell>
          <table:table-cell office:value-type="string">
            <text:p>11.632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6/oai/request?verb=ListRecords&amp;metadataPrefix=oai_dc</text:p>
          </table:table-cell>
          <table:table-cell table:formula="of:=TRIM([.C32])" office:value-type="string" office:string-value="/w6/oai/request?verb=ListRecords&amp;metadataPrefix=oai_dc">
            <text:p>/w6/oai/request?verb=ListRecords&amp;metadataPrefix=oai_dc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LEFT(TRIM([.D33]);LEN(TRIM([.D33])) - 12))" office:value-type="float" office:value="1172.476">
            <text:p>1172.476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172.476 [ms] (mean)</text:p>
          </table:table-cell>
          <table:table-cell office:value-type="string">
            <text:p>1172.476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6/oai/request?verb=ListIdentifiers&amp;metadataPrefix=oai_dc</text:p>
          </table:table-cell>
          <table:table-cell table:formula="of:=TRIM([.C34])" office:value-type="string" office:string-value="/w6/oai/request?verb=ListIdentifiers&amp;metadataPrefix=oai_dc">
            <text:p>/w6/oai/request?verb=ListIdentifiers&amp;metadataPrefix=oai_dc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LEFT(TRIM([.D35]);LEN(TRIM([.D35])) - 12))" office:value-type="float" office:value="24.864">
            <text:p>24.86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4.864 [ms] (mean)</text:p>
          </table:table-cell>
          <table:table-cell office:value-type="string">
            <text:p>24.864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6/oai/request?verb=ListSets</text:p>
          </table:table-cell>
          <table:table-cell table:formula="of:=TRIM([.C36])" office:value-type="string" office:string-value="/w6/oai/request?verb=ListSets">
            <text:p>/w6/oai/request?verb=ListSets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LEFT(TRIM([.D37]);LEN(TRIM([.D37])) - 12))" office:value-type="float" office:value="15.539">
            <text:p>15.53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5.539 [ms] (mean)</text:p>
          </table:table-cell>
          <table:table-cell office:value-type="string">
            <text:p>15.539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7/oai/request?verb=ListRecords&amp;metadataPrefix=oai_dc</text:p>
          </table:table-cell>
          <table:table-cell table:formula="of:=TRIM([.C38])" office:value-type="string" office:string-value="/w7/oai/request?verb=ListRecords&amp;metadataPrefix=oai_dc">
            <text:p>/w7/oai/request?verb=ListRecords&amp;metadataPrefix=oai_dc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LEFT(TRIM([.D39]);LEN(TRIM([.D39])) - 12))" office:value-type="float" office:value="1072.393">
            <text:p>1072.39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072.393 [ms] (mean)</text:p>
          </table:table-cell>
          <table:table-cell office:value-type="string">
            <text:p>1072.393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7/oai/request?verb=ListIdentifiers&amp;metadataPrefix=oai_dc</text:p>
          </table:table-cell>
          <table:table-cell table:formula="of:=TRIM([.C40])" office:value-type="string" office:string-value="/w7/oai/request?verb=ListIdentifiers&amp;metadataPrefix=oai_dc">
            <text:p>/w7/oai/request?verb=ListIdentifiers&amp;metadataPrefix=oai_dc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LEFT(TRIM([.D41]);LEN(TRIM([.D41])) - 12))" office:value-type="float" office:value="18.934">
            <text:p>18.93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8.934 [ms] (mean)</text:p>
          </table:table-cell>
          <table:table-cell office:value-type="string">
            <text:p>18.934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7/oai/request?verb=ListSets</text:p>
          </table:table-cell>
          <table:table-cell table:formula="of:=TRIM([.C42])" office:value-type="string" office:string-value="/w7/oai/request?verb=ListSets">
            <text:p>/w7/oai/request?verb=ListSets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LEFT(TRIM([.D43]);LEN(TRIM([.D43])) - 12))" office:value-type="float" office:value="19.377">
            <text:p>19.377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9.377 [ms] (mean)</text:p>
          </table:table-cell>
          <table:table-cell office:value-type="string">
            <text:p>19.377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8/oai/request?verb=ListRecords&amp;metadataPrefix=oai_dc</text:p>
          </table:table-cell>
          <table:table-cell table:formula="of:=TRIM([.C44])" office:value-type="string" office:string-value="/w8/oai/request?verb=ListRecords&amp;metadataPrefix=oai_dc">
            <text:p>/w8/oai/request?verb=ListRecords&amp;metadataPrefix=oai_dc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LEFT(TRIM([.D45]);LEN(TRIM([.D45])) - 12))" office:value-type="float" office:value="871.685">
            <text:p>871.68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871.685 [ms] (mean)</text:p>
          </table:table-cell>
          <table:table-cell office:value-type="string">
            <text:p>871.685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8/oai/request?verb=ListIdentifiers&amp;metadataPrefix=oai_dc</text:p>
          </table:table-cell>
          <table:table-cell table:formula="of:=TRIM([.C46])" office:value-type="string" office:string-value="/w8/oai/request?verb=ListIdentifiers&amp;metadataPrefix=oai_dc">
            <text:p>/w8/oai/request?verb=ListIdentifiers&amp;metadataPrefix=oai_dc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LEFT(TRIM([.D47]);LEN(TRIM([.D47])) - 12))" office:value-type="float" office:value="16.139">
            <text:p>16.13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6.139 [ms] (mean)</text:p>
          </table:table-cell>
          <table:table-cell office:value-type="string">
            <text:p>16.139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8/oai/request?verb=ListSets</text:p>
          </table:table-cell>
          <table:table-cell table:formula="of:=TRIM([.C48])" office:value-type="string" office:string-value="/w8/oai/request?verb=ListSets">
            <text:p>/w8/oai/request?verb=ListSets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LEFT(TRIM([.D49]);LEN(TRIM([.D49])) - 12))" office:value-type="float" office:value="29.945">
            <text:p>29.94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9.945 [ms] (mean)</text:p>
          </table:table-cell>
          <table:table-cell office:value-type="string">
            <text:p>29.945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9/oai/request?verb=ListRecords&amp;metadataPrefix=oai_dc</text:p>
          </table:table-cell>
          <table:table-cell table:formula="of:=TRIM([.C50])" office:value-type="string" office:string-value="/w9/oai/request?verb=ListRecords&amp;metadataPrefix=oai_dc">
            <text:p>/w9/oai/request?verb=ListRecords&amp;metadataPrefix=oai_dc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LEFT(TRIM([.D51]);LEN(TRIM([.D51])) - 12))" office:value-type="float" office:value="914.228">
            <text:p>914.228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914.228 [ms] (mean)</text:p>
          </table:table-cell>
          <table:table-cell office:value-type="string">
            <text:p>914.228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9/oai/request?verb=ListIdentifiers&amp;metadataPrefix=oai_dc</text:p>
          </table:table-cell>
          <table:table-cell table:formula="of:=TRIM([.C52])" office:value-type="string" office:string-value="/w9/oai/request?verb=ListIdentifiers&amp;metadataPrefix=oai_dc">
            <text:p>/w9/oai/request?verb=ListIdentifiers&amp;metadataPrefix=oai_dc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LEFT(TRIM([.D53]);LEN(TRIM([.D53])) - 12))" office:value-type="float" office:value="22.855">
            <text:p>22.85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2.855 [ms] (mean)</text:p>
          </table:table-cell>
          <table:table-cell office:value-type="string">
            <text:p>22.855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9/oai/request?verb=ListSets</text:p>
          </table:table-cell>
          <table:table-cell table:formula="of:=TRIM([.C54])" office:value-type="string" office:string-value="/w9/oai/request?verb=ListSets">
            <text:p>/w9/oai/request?verb=ListSets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LEFT(TRIM([.D55]);LEN(TRIM([.D55])) - 12))" office:value-type="float" office:value="31.055">
            <text:p>31.05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31.055 [ms] (mean)</text:p>
          </table:table-cell>
          <table:table-cell office:value-type="string">
            <text:p>31.055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0/oai/request?verb=ListRecords&amp;metadataPrefix=oai_dc</text:p>
          </table:table-cell>
          <table:table-cell table:formula="of:=TRIM([.C56])" office:value-type="string" office:string-value="/w10/oai/request?verb=ListRecords&amp;metadataPrefix=oai_dc">
            <text:p>/w10/oai/request?verb=ListRecords&amp;metadataPrefix=oai_dc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LEFT(TRIM([.D57]);LEN(TRIM([.D57])) - 12))" office:value-type="float" office:value="993.831">
            <text:p>993.831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993.831 [ms] (mean)</text:p>
          </table:table-cell>
          <table:table-cell office:value-type="string">
            <text:p>993.831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0/oai/request?verb=ListIdentifiers&amp;metadataPrefix=oai_dc</text:p>
          </table:table-cell>
          <table:table-cell table:formula="of:=TRIM([.C58])" office:value-type="string" office:string-value="/w10/oai/request?verb=ListIdentifiers&amp;metadataPrefix=oai_dc">
            <text:p>/w10/oai/request?verb=ListIdentifiers&amp;metadataPrefix=oai_dc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LEFT(TRIM([.D59]);LEN(TRIM([.D59])) - 12))" office:value-type="float" office:value="19.492">
            <text:p>19.49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9.492 [ms] (mean)</text:p>
          </table:table-cell>
          <table:table-cell office:value-type="string">
            <text:p>19.492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0/oai/request?verb=ListSets</text:p>
          </table:table-cell>
          <table:table-cell table:formula="of:=TRIM([.C60])" office:value-type="string" office:string-value="/w10/oai/request?verb=ListSets">
            <text:p>/w10/oai/request?verb=ListSets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LEFT(TRIM([.D61]);LEN(TRIM([.D61])) - 12))" office:value-type="float" office:value="29.117">
            <text:p>29.117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9.117 [ms] (mean)</text:p>
          </table:table-cell>
          <table:table-cell office:value-type="string">
            <text:p>29.117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1/oai/request?verb=ListRecords&amp;metadataPrefix=oai_dc</text:p>
          </table:table-cell>
          <table:table-cell table:formula="of:=TRIM([.C62])" office:value-type="string" office:string-value="/w11/oai/request?verb=ListRecords&amp;metadataPrefix=oai_dc">
            <text:p>/w11/oai/request?verb=ListRecords&amp;metadataPrefix=oai_dc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LEFT(TRIM([.D63]);LEN(TRIM([.D63])) - 12))" office:value-type="float" office:value="1388.024">
            <text:p>1388.02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388.024 [ms] (mean)</text:p>
          </table:table-cell>
          <table:table-cell office:value-type="string">
            <text:p>1388.024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1/oai/request?verb=ListIdentifiers&amp;metadataPrefix=oai_dc</text:p>
          </table:table-cell>
          <table:table-cell table:formula="of:=TRIM([.C64])" office:value-type="string" office:string-value="/w11/oai/request?verb=ListIdentifiers&amp;metadataPrefix=oai_dc">
            <text:p>/w11/oai/request?verb=ListIdentifiers&amp;metadataPrefix=oai_dc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LEFT(TRIM([.D65]);LEN(TRIM([.D65])) - 12))" office:value-type="float" office:value="23.75">
            <text:p>23.7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3.750 [ms] (mean)</text:p>
          </table:table-cell>
          <table:table-cell office:value-type="string">
            <text:p>23.750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1/oai/request?verb=ListSets</text:p>
          </table:table-cell>
          <table:table-cell table:formula="of:=TRIM([.C66])" office:value-type="string" office:string-value="/w11/oai/request?verb=ListSets">
            <text:p>/w11/oai/request?verb=ListSets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LEFT(TRIM([.D67]);LEN(TRIM([.D67])) - 12))" office:value-type="float" office:value="21.934">
            <text:p>21.93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1.934 [ms] (mean)</text:p>
          </table:table-cell>
          <table:table-cell office:value-type="string">
            <text:p>21.934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2/oai/request?verb=ListRecords&amp;metadataPrefix=oai_dc</text:p>
          </table:table-cell>
          <table:table-cell table:formula="of:=TRIM([.C68])" office:value-type="string" office:string-value="/w12/oai/request?verb=ListRecords&amp;metadataPrefix=oai_dc">
            <text:p>/w12/oai/request?verb=ListRecords&amp;metadataPrefix=oai_dc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LEFT(TRIM([.D69]);LEN(TRIM([.D69])) - 12))" office:value-type="float" office:value="1222.289">
            <text:p>1222.28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222.289 [ms] (mean)</text:p>
          </table:table-cell>
          <table:table-cell office:value-type="string">
            <text:p>1222.289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2/oai/request?verb=ListIdentifiers&amp;metadataPrefix=oai_dc</text:p>
          </table:table-cell>
          <table:table-cell table:formula="of:=TRIM([.C70])" office:value-type="string" office:string-value="/w12/oai/request?verb=ListIdentifiers&amp;metadataPrefix=oai_dc">
            <text:p>/w12/oai/request?verb=ListIdentifiers&amp;metadataPrefix=oai_dc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LEFT(TRIM([.D71]);LEN(TRIM([.D71])) - 12))" office:value-type="float" office:value="19.84">
            <text:p>19.8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9.840 [ms] (mean)</text:p>
          </table:table-cell>
          <table:table-cell office:value-type="string">
            <text:p>19.840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2/oai/request?verb=ListSets</text:p>
          </table:table-cell>
          <table:table-cell table:formula="of:=TRIM([.C72])" office:value-type="string" office:string-value="/w12/oai/request?verb=ListSets">
            <text:p>/w12/oai/request?verb=ListSets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LEFT(TRIM([.D73]);LEN(TRIM([.D73])) - 12))" office:value-type="float" office:value="40.815">
            <text:p>40.81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40.815 [ms] (mean)</text:p>
          </table:table-cell>
          <table:table-cell office:value-type="string">
            <text:p>40.815 [ms] (mean)</text:p>
          </table:table-cell>
          <table:table-cell table:number-columns-repeated="3"/>
        </table:table-row>
        <table:table-row table:style-name="ro1" table:number-rows-repeated="1048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fined A" table:style-name="ta1">
        <table:table-column table:style-name="co4" table:number-columns-repeated="3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Time(ms)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26.519">
            <text:p>126.51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2.298">
            <text:p>2.298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.173">
            <text:p>1.17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789.162">
            <text:p>789.16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3.143">
            <text:p>23.14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10.655">
            <text:p>10.65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915.399">
            <text:p>915.39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21.281">
            <text:p>21.281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14.083">
            <text:p>14.08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1034.241">
            <text:p>1034.241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18.79">
            <text:p>18.7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10.465">
            <text:p>10.46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1127.011">
            <text:p>1127.011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18.197">
            <text:p>18.197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11.632">
            <text:p>11.63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1172.476">
            <text:p>1172.476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24.864">
            <text:p>24.86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15.539">
            <text:p>15.53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1072.393">
            <text:p>1072.39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18.934">
            <text:p>18.93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19.377">
            <text:p>19.377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71.685">
            <text:p>871.68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16.139">
            <text:p>16.13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29.945">
            <text:p>29.94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14.228">
            <text:p>914.228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22.855">
            <text:p>22.85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31.055">
            <text:p>31.05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993.831">
            <text:p>993.831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9.492">
            <text:p>19.49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29.117">
            <text:p>29.117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388.024">
            <text:p>1388.02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23.75">
            <text:p>23.7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21.934">
            <text:p>21.93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22.289">
            <text:p>1222.28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9.84">
            <text:p>19.8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40.815">
            <text:p>40.815</text:p>
          </table:table-cell>
        </table:table-row>
      </table:table>
      <table:table table:name="Refined B" table:style-name="ta1">
        <table:table-column table:style-name="co4" table:number-columns-repeated="4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Payload</text:p>
          </table:table-cell>
          <table:table-cell office:value-type="string">
            <text:p>Verb</text:p>
          </table:table-cell>
          <table:table-cell office:value-type="string">
            <text:p>Time(ms)</text:p>
          </table:table-cell>
        </table:table-row>
        <table:table-row table:style-name="ro2">
          <table:table-cell office:value-type="string">
            <text:p>w1</text:p>
          </table:table-cell>
          <table:table-cell table:formula="of:=VLOOKUP([.A2]; [Lookup.$A$1:.$B$16]; 2; 0)" office:value-type="float" office:value="100">
            <text:p>100</text:p>
          </table:table-cell>
          <table:table-cell office:value-type="string">
            <text:p>ListRecords</text:p>
          </table:table-cell>
          <table:table-cell office:value-type="float" office:value="126.519">
            <text:p>126.519</text:p>
          </table:table-cell>
        </table:table-row>
        <table:table-row table:style-name="ro2">
          <table:table-cell office:value-type="string">
            <text:p>w1</text:p>
          </table:table-cell>
          <table:table-cell table:formula="of:=VLOOKUP([.A3]; [Lookup.$A$1:.$B$16]; 2; 0)" office:value-type="float" office:value="100">
            <text:p>100</text:p>
          </table:table-cell>
          <table:table-cell office:value-type="string">
            <text:p>ListIdentifiers</text:p>
          </table:table-cell>
          <table:table-cell office:value-type="float" office:value="2.298">
            <text:p>2.298</text:p>
          </table:table-cell>
        </table:table-row>
        <table:table-row table:style-name="ro2">
          <table:table-cell office:value-type="string">
            <text:p>w1</text:p>
          </table:table-cell>
          <table:table-cell table:formula="of:=VLOOKUP([.A4]; [Lookup.$A$1:.$B$16]; 2; 0)" office:value-type="float" office:value="100">
            <text:p>100</text:p>
          </table:table-cell>
          <table:table-cell office:value-type="string">
            <text:p>ListSets</text:p>
          </table:table-cell>
          <table:table-cell office:value-type="float" office:value="1.173">
            <text:p>1.173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VLOOKUP([.A5]; [Lookup.$A$1:.$B$16]; 2; 0)" office:value-type="float" office:value="200">
            <text:p>200</text:p>
          </table:table-cell>
          <table:table-cell office:value-type="string">
            <text:p>ListRecords</text:p>
          </table:table-cell>
          <table:table-cell office:value-type="float" office:value="789.162">
            <text:p>789.162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VLOOKUP([.A6]; [Lookup.$A$1:.$B$16]; 2; 0)" office:value-type="float" office:value="200">
            <text:p>200</text:p>
          </table:table-cell>
          <table:table-cell office:value-type="string">
            <text:p>ListIdentifiers</text:p>
          </table:table-cell>
          <table:table-cell office:value-type="float" office:value="23.143">
            <text:p>23.143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VLOOKUP([.A7]; [Lookup.$A$1:.$B$16]; 2; 0)" office:value-type="float" office:value="200">
            <text:p>200</text:p>
          </table:table-cell>
          <table:table-cell office:value-type="string">
            <text:p>ListSets</text:p>
          </table:table-cell>
          <table:table-cell office:value-type="float" office:value="10.655">
            <text:p>10.655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VLOOKUP([.A8]; [Lookup.$A$1:.$B$16]; 2; 0)" office:value-type="float" office:value="400">
            <text:p>400</text:p>
          </table:table-cell>
          <table:table-cell office:value-type="string">
            <text:p>ListRecords</text:p>
          </table:table-cell>
          <table:table-cell office:value-type="float" office:value="915.399">
            <text:p>915.399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VLOOKUP([.A9]; [Lookup.$A$1:.$B$16]; 2; 0)" office:value-type="float" office:value="400">
            <text:p>400</text:p>
          </table:table-cell>
          <table:table-cell office:value-type="string">
            <text:p>ListIdentifiers</text:p>
          </table:table-cell>
          <table:table-cell office:value-type="float" office:value="21.281">
            <text:p>21.281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VLOOKUP([.A10]; [Lookup.$A$1:.$B$16]; 2; 0)" office:value-type="float" office:value="400">
            <text:p>400</text:p>
          </table:table-cell>
          <table:table-cell office:value-type="string">
            <text:p>ListSets</text:p>
          </table:table-cell>
          <table:table-cell office:value-type="float" office:value="14.083">
            <text:p>14.083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VLOOKUP([.A11]; [Lookup.$A$1:.$B$16]; 2; 0)" office:value-type="float" office:value="800">
            <text:p>800</text:p>
          </table:table-cell>
          <table:table-cell office:value-type="string">
            <text:p>ListRecords</text:p>
          </table:table-cell>
          <table:table-cell office:value-type="float" office:value="1034.241">
            <text:p>1034.241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VLOOKUP([.A12]; [Lookup.$A$1:.$B$16]; 2; 0)" office:value-type="float" office:value="800">
            <text:p>800</text:p>
          </table:table-cell>
          <table:table-cell office:value-type="string">
            <text:p>ListIdentifiers</text:p>
          </table:table-cell>
          <table:table-cell office:value-type="float" office:value="18.79">
            <text:p>18.79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VLOOKUP([.A13]; [Lookup.$A$1:.$B$16]; 2; 0)" office:value-type="float" office:value="800">
            <text:p>800</text:p>
          </table:table-cell>
          <table:table-cell office:value-type="string">
            <text:p>ListSets</text:p>
          </table:table-cell>
          <table:table-cell office:value-type="float" office:value="10.465">
            <text:p>10.465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VLOOKUP([.A14]; [Lookup.$A$1:.$B$16]; 2; 0)" office:value-type="float" office:value="1600">
            <text:p>1600</text:p>
          </table:table-cell>
          <table:table-cell office:value-type="string">
            <text:p>ListRecords</text:p>
          </table:table-cell>
          <table:table-cell office:value-type="float" office:value="1127.011">
            <text:p>1127.011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VLOOKUP([.A15]; [Lookup.$A$1:.$B$16]; 2; 0)" office:value-type="float" office:value="1600">
            <text:p>1600</text:p>
          </table:table-cell>
          <table:table-cell office:value-type="string">
            <text:p>ListIdentifiers</text:p>
          </table:table-cell>
          <table:table-cell office:value-type="float" office:value="18.197">
            <text:p>18.197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VLOOKUP([.A16]; [Lookup.$A$1:.$B$16]; 2; 0)" office:value-type="float" office:value="1600">
            <text:p>1600</text:p>
          </table:table-cell>
          <table:table-cell office:value-type="string">
            <text:p>ListSets</text:p>
          </table:table-cell>
          <table:table-cell office:value-type="float" office:value="11.632">
            <text:p>11.632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VLOOKUP([.A17]; [Lookup.$A$1:.$B$16]; 2; 0)" office:value-type="float" office:value="3200">
            <text:p>3200</text:p>
          </table:table-cell>
          <table:table-cell office:value-type="string">
            <text:p>ListRecords</text:p>
          </table:table-cell>
          <table:table-cell office:value-type="float" office:value="1172.476">
            <text:p>1172.476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VLOOKUP([.A18]; [Lookup.$A$1:.$B$16]; 2; 0)" office:value-type="float" office:value="3200">
            <text:p>3200</text:p>
          </table:table-cell>
          <table:table-cell office:value-type="string">
            <text:p>ListIdentifiers</text:p>
          </table:table-cell>
          <table:table-cell office:value-type="float" office:value="24.864">
            <text:p>24.864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VLOOKUP([.A19]; [Lookup.$A$1:.$B$16]; 2; 0)" office:value-type="float" office:value="3200">
            <text:p>3200</text:p>
          </table:table-cell>
          <table:table-cell office:value-type="string">
            <text:p>ListSets</text:p>
          </table:table-cell>
          <table:table-cell office:value-type="float" office:value="15.539">
            <text:p>15.539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VLOOKUP([.A20]; [Lookup.$A$1:.$B$16]; 2; 0)" office:value-type="float" office:value="6400">
            <text:p>6400</text:p>
          </table:table-cell>
          <table:table-cell office:value-type="string">
            <text:p>ListRecords</text:p>
          </table:table-cell>
          <table:table-cell office:value-type="float" office:value="1072.393">
            <text:p>1072.393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VLOOKUP([.A21]; [Lookup.$A$1:.$B$16]; 2; 0)" office:value-type="float" office:value="6400">
            <text:p>6400</text:p>
          </table:table-cell>
          <table:table-cell office:value-type="string">
            <text:p>ListIdentifiers</text:p>
          </table:table-cell>
          <table:table-cell office:value-type="float" office:value="18.934">
            <text:p>18.934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VLOOKUP([.A22]; [Lookup.$A$1:.$B$16]; 2; 0)" office:value-type="float" office:value="6400">
            <text:p>6400</text:p>
          </table:table-cell>
          <table:table-cell office:value-type="string">
            <text:p>ListSets</text:p>
          </table:table-cell>
          <table:table-cell office:value-type="float" office:value="19.377">
            <text:p>19.377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VLOOKUP([.A23]; [Lookup.$A$1:.$B$16]; 2; 0)" office:value-type="float" office:value="12800">
            <text:p>12800</text:p>
          </table:table-cell>
          <table:table-cell office:value-type="string">
            <text:p>ListRecords</text:p>
          </table:table-cell>
          <table:table-cell office:value-type="float" office:value="871.685">
            <text:p>871.685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VLOOKUP([.A24]; [Lookup.$A$1:.$B$16]; 2; 0)" office:value-type="float" office:value="12800">
            <text:p>12800</text:p>
          </table:table-cell>
          <table:table-cell office:value-type="string">
            <text:p>ListIdentifiers</text:p>
          </table:table-cell>
          <table:table-cell office:value-type="float" office:value="16.139">
            <text:p>16.139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VLOOKUP([.A25]; [Lookup.$A$1:.$B$16]; 2; 0)" office:value-type="float" office:value="12800">
            <text:p>12800</text:p>
          </table:table-cell>
          <table:table-cell office:value-type="string">
            <text:p>ListSets</text:p>
          </table:table-cell>
          <table:table-cell office:value-type="float" office:value="29.945">
            <text:p>29.945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VLOOKUP([.A26]; [Lookup.$A$1:.$B$16]; 2; 0)" office:value-type="float" office:value="25600">
            <text:p>25600</text:p>
          </table:table-cell>
          <table:table-cell office:value-type="string">
            <text:p>ListRecords</text:p>
          </table:table-cell>
          <table:table-cell office:value-type="float" office:value="914.228">
            <text:p>914.228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VLOOKUP([.A27]; [Lookup.$A$1:.$B$16]; 2; 0)" office:value-type="float" office:value="25600">
            <text:p>25600</text:p>
          </table:table-cell>
          <table:table-cell office:value-type="string">
            <text:p>ListIdentifiers</text:p>
          </table:table-cell>
          <table:table-cell office:value-type="float" office:value="22.855">
            <text:p>22.855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VLOOKUP([.A28]; [Lookup.$A$1:.$B$16]; 2; 0)" office:value-type="float" office:value="25600">
            <text:p>25600</text:p>
          </table:table-cell>
          <table:table-cell office:value-type="string">
            <text:p>ListSets</text:p>
          </table:table-cell>
          <table:table-cell office:value-type="float" office:value="31.055">
            <text:p>31.055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VLOOKUP([.A29]; [Lookup.$A$1:.$B$16]; 2; 0)" office:value-type="float" office:value="51200">
            <text:p>51200</text:p>
          </table:table-cell>
          <table:table-cell office:value-type="string">
            <text:p>ListRecords</text:p>
          </table:table-cell>
          <table:table-cell office:value-type="float" office:value="993.831">
            <text:p>993.831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VLOOKUP([.A30]; [Lookup.$A$1:.$B$16]; 2; 0)" office:value-type="float" office:value="51200">
            <text:p>51200</text:p>
          </table:table-cell>
          <table:table-cell office:value-type="string">
            <text:p>ListIdentifiers</text:p>
          </table:table-cell>
          <table:table-cell office:value-type="float" office:value="19.492">
            <text:p>19.492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VLOOKUP([.A31]; [Lookup.$A$1:.$B$16]; 2; 0)" office:value-type="float" office:value="51200">
            <text:p>51200</text:p>
          </table:table-cell>
          <table:table-cell office:value-type="string">
            <text:p>ListSets</text:p>
          </table:table-cell>
          <table:table-cell office:value-type="float" office:value="29.117">
            <text:p>29.117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VLOOKUP([.A32]; [Lookup.$A$1:.$B$16]; 2; 0)" office:value-type="float" office:value="102400">
            <text:p>102400</text:p>
          </table:table-cell>
          <table:table-cell office:value-type="string">
            <text:p>ListRecords</text:p>
          </table:table-cell>
          <table:table-cell office:value-type="float" office:value="1388.024">
            <text:p>1388.024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VLOOKUP([.A33]; [Lookup.$A$1:.$B$16]; 2; 0)" office:value-type="float" office:value="102400">
            <text:p>102400</text:p>
          </table:table-cell>
          <table:table-cell office:value-type="string">
            <text:p>ListIdentifiers</text:p>
          </table:table-cell>
          <table:table-cell office:value-type="float" office:value="23.75">
            <text:p>23.75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VLOOKUP([.A34]; [Lookup.$A$1:.$B$16]; 2; 0)" office:value-type="float" office:value="102400">
            <text:p>102400</text:p>
          </table:table-cell>
          <table:table-cell office:value-type="string">
            <text:p>ListSets</text:p>
          </table:table-cell>
          <table:table-cell office:value-type="float" office:value="21.934">
            <text:p>21.934</text:p>
          </table:table-cell>
        </table:table-row>
        <table:table-row table:style-name="ro2">
          <table:table-cell office:value-type="string">
            <text:p>w12</text:p>
          </table:table-cell>
          <table:table-cell table:formula="of:=VLOOKUP([.A35]; [Lookup.$A$1:.$B$16]; 2; 0)" office:value-type="float" office:value="204800">
            <text:p>204800</text:p>
          </table:table-cell>
          <table:table-cell office:value-type="string">
            <text:p>ListRecords</text:p>
          </table:table-cell>
          <table:table-cell office:value-type="float" office:value="1222.289">
            <text:p>1222.289</text:p>
          </table:table-cell>
        </table:table-row>
        <table:table-row table:style-name="ro2">
          <table:table-cell office:value-type="string">
            <text:p>w12</text:p>
          </table:table-cell>
          <table:table-cell table:formula="of:=VLOOKUP([.A36]; [Lookup.$A$1:.$B$16]; 2; 0)" office:value-type="float" office:value="204800">
            <text:p>204800</text:p>
          </table:table-cell>
          <table:table-cell office:value-type="string">
            <text:p>ListIdentifiers</text:p>
          </table:table-cell>
          <table:table-cell office:value-type="float" office:value="19.84">
            <text:p>19.84</text:p>
          </table:table-cell>
        </table:table-row>
        <table:table-row table:style-name="ro2">
          <table:table-cell office:value-type="string">
            <text:p>w12</text:p>
          </table:table-cell>
          <table:table-cell table:formula="of:=VLOOKUP([.A37]; [Lookup.$A$1:.$B$16]; 2; 0)" office:value-type="float" office:value="204800">
            <text:p>204800</text:p>
          </table:table-cell>
          <table:table-cell office:value-type="string">
            <text:p>ListSets</text:p>
          </table:table-cell>
          <table:table-cell office:value-type="float" office:value="40.815">
            <text:p>40.815</text:p>
          </table:table-cell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ivot Table_Refined B_1" table:style-name="ta1">
        <table:table-column table:style-name="co4" table:default-cell-style-name="ce4"/>
        <table:table-column table:style-name="co4" table:default-cell-style-name="ce9"/>
        <table:table-column table:style-name="co4" table:default-cell-style-name="Pivot_20_Table_20_Value"/>
        <table:table-column table:style-name="co4" table:default-cell-style-name="ce18"/>
        <table:table-row table:style-name="ro3" table:number-rows-repeated="2">
          <table:table-cell table:style-name="Default" table:number-columns-repeated="4"/>
        </table:table-row>
        <table:table-row table:style-name="ro3">
          <table:table-cell table:style-name="ce1" office:value-type="string">
            <text:p>Sum - Time(ms)</text:p>
          </table:table-cell>
          <table:table-cell table:style-name="ce6" office:value-type="string">
            <text:p>Verb</text:p>
          </table:table-cell>
          <table:table-cell table:style-name="ce11"/>
          <table:table-cell table:style-name="ce15"/>
        </table:table-row>
        <table:table-row table:style-name="ro3">
          <table:table-cell table:style-name="ce2" office:value-type="string">
            <text:p>Payload</text:p>
          </table:table-cell>
          <table:table-cell table:style-name="ce7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8" office:value-type="float" office:value="2.298">
            <text:p>2.298</text:p>
          </table:table-cell>
          <table:table-cell table:style-name="ce13" office:value-type="float" office:value="126.519">
            <text:p>126.519</text:p>
          </table:table-cell>
          <table:table-cell table:style-name="ce17" office:value-type="float" office:value="1.173">
            <text:p>1.173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23.143">
            <text:p>23.143</text:p>
          </table:table-cell>
          <table:table-cell office:value-type="float" office:value="789.162">
            <text:p>789.162</text:p>
          </table:table-cell>
          <table:table-cell office:value-type="float" office:value="10.655">
            <text:p>10.655</text:p>
          </table:table-cell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21.281">
            <text:p>21.281</text:p>
          </table:table-cell>
          <table:table-cell office:value-type="float" office:value="915.399">
            <text:p>915.399</text:p>
          </table:table-cell>
          <table:table-cell office:value-type="float" office:value="14.083">
            <text:p>14.083</text:p>
          </table:table-cell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18.79">
            <text:p>18.79</text:p>
          </table:table-cell>
          <table:table-cell office:value-type="float" office:value="1034.241">
            <text:p>1034.241</text:p>
          </table:table-cell>
          <table:table-cell office:value-type="float" office:value="10.465">
            <text:p>10.465</text:p>
          </table:table-cell>
        </table:table-row>
        <table:table-row table:style-name="ro3">
          <table:table-cell office:value-type="float" office:value="1600">
            <text:p>1600</text:p>
          </table:table-cell>
          <table:table-cell office:value-type="float" office:value="18.197">
            <text:p>18.197</text:p>
          </table:table-cell>
          <table:table-cell office:value-type="float" office:value="1127.011">
            <text:p>1127.011</text:p>
          </table:table-cell>
          <table:table-cell office:value-type="float" office:value="11.632">
            <text:p>11.632</text:p>
          </table:table-cell>
        </table:table-row>
        <table:table-row table:style-name="ro3">
          <table:table-cell office:value-type="float" office:value="3200">
            <text:p>3200</text:p>
          </table:table-cell>
          <table:table-cell office:value-type="float" office:value="24.864">
            <text:p>24.864</text:p>
          </table:table-cell>
          <table:table-cell office:value-type="float" office:value="1172.476">
            <text:p>1172.476</text:p>
          </table:table-cell>
          <table:table-cell office:value-type="float" office:value="15.539">
            <text:p>15.539</text:p>
          </table:table-cell>
        </table:table-row>
        <table:table-row table:style-name="ro3">
          <table:table-cell office:value-type="float" office:value="6400">
            <text:p>6400</text:p>
          </table:table-cell>
          <table:table-cell office:value-type="float" office:value="18.934">
            <text:p>18.934</text:p>
          </table:table-cell>
          <table:table-cell office:value-type="float" office:value="1072.393">
            <text:p>1072.393</text:p>
          </table:table-cell>
          <table:table-cell office:value-type="float" office:value="19.377">
            <text:p>19.377</text:p>
          </table:table-cell>
        </table:table-row>
        <table:table-row table:style-name="ro3">
          <table:table-cell office:value-type="float" office:value="12800">
            <text:p>12800</text:p>
          </table:table-cell>
          <table:table-cell office:value-type="float" office:value="16.139">
            <text:p>16.139</text:p>
          </table:table-cell>
          <table:table-cell office:value-type="float" office:value="871.685">
            <text:p>871.685</text:p>
          </table:table-cell>
          <table:table-cell office:value-type="float" office:value="29.945">
            <text:p>29.945</text:p>
          </table:table-cell>
        </table:table-row>
        <table:table-row table:style-name="ro3">
          <table:table-cell office:value-type="float" office:value="25600">
            <text:p>25600</text:p>
          </table:table-cell>
          <table:table-cell office:value-type="float" office:value="22.855">
            <text:p>22.855</text:p>
          </table:table-cell>
          <table:table-cell office:value-type="float" office:value="914.228">
            <text:p>914.228</text:p>
          </table:table-cell>
          <table:table-cell office:value-type="float" office:value="31.055">
            <text:p>31.055</text:p>
          </table:table-cell>
        </table:table-row>
        <table:table-row table:style-name="ro3">
          <table:table-cell office:value-type="float" office:value="51200">
            <text:p>51200</text:p>
          </table:table-cell>
          <table:table-cell office:value-type="float" office:value="19.492">
            <text:p>19.492</text:p>
          </table:table-cell>
          <table:table-cell office:value-type="float" office:value="993.831">
            <text:p>993.831</text:p>
          </table:table-cell>
          <table:table-cell office:value-type="float" office:value="29.117">
            <text:p>29.117</text:p>
          </table:table-cell>
        </table:table-row>
        <table:table-row table:style-name="ro3">
          <table:table-cell office:value-type="float" office:value="102400">
            <text:p>102400</text:p>
          </table:table-cell>
          <table:table-cell office:value-type="float" office:value="23.75">
            <text:p>23.75</text:p>
          </table:table-cell>
          <table:table-cell office:value-type="float" office:value="1388.024">
            <text:p>1388.024</text:p>
          </table:table-cell>
          <table:table-cell office:value-type="float" office:value="21.934">
            <text:p>21.934</text:p>
          </table:table-cell>
        </table:table-row>
        <table:table-row table:style-name="ro3">
          <table:table-cell table:style-name="ce5" office:value-type="float" office:value="204800">
            <text:p>204800</text:p>
          </table:table-cell>
          <table:table-cell table:style-name="ce10" office:value-type="float" office:value="19.84">
            <text:p>19.84</text:p>
          </table:table-cell>
          <table:table-cell table:style-name="ce14" office:value-type="float" office:value="1222.289">
            <text:p>1222.289</text:p>
          </table:table-cell>
          <table:table-cell table:style-name="ce19" office:value-type="float" office:value="40.815">
            <text:p>40.815</text:p>
          </table:table-cell>
        </table:table-row>
      </table:table>
      <table:table table:name="Lookup" table:style-name="ta1">
        <table:table-column table:style-name="co4" table:number-columns-repeated="2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Payloa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</table:table-row>
      </table:table>
      <table:table table:name="Comparison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Workload</text:p>
          </table:table-cell>
          <table:table-cell office:value-type="string">
            <text:p>Source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Space</text:p>
          </table:table-cell>
          <table:table-cell office:value-type="float" office:value="2.298">
            <text:p>2.298</text:p>
          </table:table-cell>
          <table:table-cell office:value-type="float" office:value="126.519">
            <text:p>126.519</text:p>
          </table:table-cell>
          <table:table-cell office:value-type="float" office:value="1.173">
            <text:p>1.17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DSpace</text:p>
          </table:table-cell>
          <table:table-cell office:value-type="float" office:value="23.143">
            <text:p>23.143</text:p>
          </table:table-cell>
          <table:table-cell office:value-type="float" office:value="789.162">
            <text:p>789.162</text:p>
          </table:table-cell>
          <table:table-cell office:value-type="float" office:value="10.655">
            <text:p>10.65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DSpace</text:p>
          </table:table-cell>
          <table:table-cell office:value-type="float" office:value="21.281">
            <text:p>21.281</text:p>
          </table:table-cell>
          <table:table-cell office:value-type="float" office:value="915.399">
            <text:p>915.399</text:p>
          </table:table-cell>
          <table:table-cell office:value-type="float" office:value="14.083">
            <text:p>14.08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DSpace</text:p>
          </table:table-cell>
          <table:table-cell office:value-type="float" office:value="18.79">
            <text:p>18.79</text:p>
          </table:table-cell>
          <table:table-cell office:value-type="float" office:value="1034.241">
            <text:p>1034.241</text:p>
          </table:table-cell>
          <table:table-cell office:value-type="float" office:value="10.465">
            <text:p>10.4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DSpace</text:p>
          </table:table-cell>
          <table:table-cell office:value-type="float" office:value="18.197">
            <text:p>18.197</text:p>
          </table:table-cell>
          <table:table-cell office:value-type="float" office:value="1127.011">
            <text:p>1127.011</text:p>
          </table:table-cell>
          <table:table-cell office:value-type="float" office:value="11.632">
            <text:p>11.632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DSpace</text:p>
          </table:table-cell>
          <table:table-cell office:value-type="float" office:value="24.864">
            <text:p>24.864</text:p>
          </table:table-cell>
          <table:table-cell office:value-type="float" office:value="1172.476">
            <text:p>1172.476</text:p>
          </table:table-cell>
          <table:table-cell office:value-type="float" office:value="15.539">
            <text:p>15.539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string">
            <text:p>DSpace</text:p>
          </table:table-cell>
          <table:table-cell office:value-type="float" office:value="18.934">
            <text:p>18.934</text:p>
          </table:table-cell>
          <table:table-cell office:value-type="float" office:value="1072.393">
            <text:p>1072.393</text:p>
          </table:table-cell>
          <table:table-cell office:value-type="float" office:value="19.377">
            <text:p>19.377</text:p>
          </table:table-cell>
        </table:table-row>
        <table:table-row table:style-name="ro1">
          <table:table-cell office:value-type="float" office:value="12800">
            <text:p>12800</text:p>
          </table:table-cell>
          <table:table-cell office:value-type="string">
            <text:p>DSpace</text:p>
          </table:table-cell>
          <table:table-cell office:value-type="float" office:value="16.139">
            <text:p>16.139</text:p>
          </table:table-cell>
          <table:table-cell office:value-type="float" office:value="871.685">
            <text:p>871.685</text:p>
          </table:table-cell>
          <table:table-cell office:value-type="float" office:value="29.945">
            <text:p>29.94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string">
            <text:p>DSpace</text:p>
          </table:table-cell>
          <table:table-cell office:value-type="float" office:value="22.855">
            <text:p>22.855</text:p>
          </table:table-cell>
          <table:table-cell office:value-type="float" office:value="914.228">
            <text:p>914.228</text:p>
          </table:table-cell>
          <table:table-cell office:value-type="float" office:value="31.055">
            <text:p>31.055</text:p>
          </table:table-cell>
        </table:table-row>
        <table:table-row table:style-name="ro1">
          <table:table-cell office:value-type="float" office:value="51200">
            <text:p>51200</text:p>
          </table:table-cell>
          <table:table-cell office:value-type="string">
            <text:p>DSpace</text:p>
          </table:table-cell>
          <table:table-cell office:value-type="float" office:value="19.492">
            <text:p>19.492</text:p>
          </table:table-cell>
          <table:table-cell office:value-type="float" office:value="993.831">
            <text:p>993.831</text:p>
          </table:table-cell>
          <table:table-cell office:value-type="float" office:value="29.117">
            <text:p>29.117</text:p>
          </table:table-cell>
        </table:table-row>
        <table:table-row table:style-name="ro1">
          <table:table-cell office:value-type="float" office:value="102400">
            <text:p>102400</text:p>
          </table:table-cell>
          <table:table-cell office:value-type="string">
            <text:p>DSpace</text:p>
          </table:table-cell>
          <table:table-cell office:value-type="float" office:value="23.75">
            <text:p>23.75</text:p>
          </table:table-cell>
          <table:table-cell office:value-type="float" office:value="1388.024">
            <text:p>1388.024</text:p>
          </table:table-cell>
          <table:table-cell office:value-type="float" office:value="21.934">
            <text:p>21.934</text:p>
          </table:table-cell>
        </table:table-row>
        <table:table-row table:style-name="ro1">
          <table:table-cell office:value-type="float" office:value="204800">
            <text:p>204800</text:p>
          </table:table-cell>
          <table:table-cell office:value-type="string">
            <text:p>DSpace</text:p>
          </table:table-cell>
          <table:table-cell office:value-type="float" office:value="19.84">
            <text:p>19.84</text:p>
          </table:table-cell>
          <table:table-cell office:value-type="float" office:value="1222.289">
            <text:p>1222.289</text:p>
          </table:table-cell>
          <table:table-cell office:value-type="float" office:value="40.815">
            <text:p>40.81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FileRepo</text:p>
          </table:table-cell>
          <table:table-cell office:value-type="float" office:value="10">
            <text:p>1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FileRepo</text:p>
          </table:table-cell>
          <table:table-cell office:value-type="float" office:value="20">
            <text:p>20</text:p>
          </table:table-cell>
          <table:table-cell office:value-type="float" office:value="980">
            <text:p>9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FileRepo</text:p>
          </table:table-cell>
          <table:table-cell office:value-type="float" office:value="60">
            <text:p>6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string">
            <text:p>FileRepo</text:p>
          </table:table-cell>
          <table:table-cell office:value-type="float" office:value="170">
            <text:p>170</text:p>
          </table:table-cell>
          <table:table-cell office:value-type="float" office:value="4120">
            <text:p>412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string">
            <text:p>FileRepo</text:p>
          </table:table-cell>
          <table:table-cell office:value-type="float" office:value="390">
            <text:p>390</text:p>
          </table:table-cell>
          <table:table-cell office:value-type="float" office:value="5410">
            <text:p>541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string">
            <text:p>FileRepo</text:p>
          </table:table-cell>
          <table:table-cell office:value-type="float" office:value="770">
            <text:p>770</text:p>
          </table:table-cell>
          <table:table-cell office:value-type="float" office:value="5940">
            <text:p>594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6400">
            <text:p>6400</text:p>
          </table:table-cell>
          <table:table-cell office:value-type="string">
            <text:p>FileRepo</text:p>
          </table:table-cell>
          <table:table-cell office:value-type="float" office:value="1530">
            <text:p>1530</text:p>
          </table:table-cell>
          <table:table-cell office:value-type="float" office:value="6730">
            <text:p>673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2800">
            <text:p>12800</text:p>
          </table:table-cell>
          <table:table-cell office:value-type="string">
            <text:p>FileRepo</text:p>
          </table:table-cell>
          <table:table-cell office:value-type="float" office:value="3090">
            <text:p>3090</text:p>
          </table:table-cell>
          <table:table-cell office:value-type="float" office:value="8370">
            <text:p>837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5600">
            <text:p>25600</text:p>
          </table:table-cell>
          <table:table-cell office:value-type="string">
            <text:p>FileRepo</text:p>
          </table:table-cell>
          <table:table-cell office:value-type="float" office:value="6250">
            <text:p>6250</text:p>
          </table:table-cell>
          <table:table-cell office:value-type="float" office:value="11680">
            <text:p>11680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51200">
            <text:p>51200</text:p>
          </table:table-cell>
          <table:table-cell office:value-type="string">
            <text:p>FileRepo</text:p>
          </table:table-cell>
          <table:table-cell office:value-type="float" office:value="13380">
            <text:p>13380</text:p>
          </table:table-cell>
          <table:table-cell office:value-type="float" office:value="18900">
            <text:p>18900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102400">
            <text:p>102400</text:p>
          </table:table-cell>
          <table:table-cell office:value-type="string">
            <text:p>FileRepo</text:p>
          </table:table-cell>
          <table:table-cell office:value-type="float" office:value="28460">
            <text:p>28460</text:p>
          </table:table-cell>
          <table:table-cell office:value-type="float" office:value="33460">
            <text:p>33460</text:p>
          </table:table-cell>
          <table:table-cell office:value-type="float" office:value="490">
            <text:p>490</text:p>
          </table:table-cell>
        </table:table-row>
        <table:table-row table:style-name="ro2">
          <table:table-cell office:value-type="float" office:value="204800">
            <text:p>204800</text:p>
          </table:table-cell>
          <table:table-cell office:value-type="string">
            <text:p>FileRepo</text:p>
          </table:table-cell>
          <table:table-cell office:value-type="float" office:value="61860">
            <text:p>61860</text:p>
          </table:table-cell>
          <table:table-cell office:value-type="float" office:value="66950">
            <text:p>66950</text:p>
          </table:table-cell>
          <table:table-cell office:value-type="float" office:value="990">
            <text:p>990</text:p>
          </table:table-cell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'Refined A'.A1:'Refined A'.C72" table:display-filter-buttons="tru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  <table:data-pilot-tables>
        <table:data-pilot-table table:name="DataPilot1" table:application-data="" table:target-range-address="'Pivot Table_Refined B_1'.A3:'Pivot Table_Refined B_1'.D16" table:buttons="'Pivot Table_Refined B_1'.A4 'Pivot Table_Refined B_1'.B3" table:grand-total="none" table:show-filter-button="false" table:drill-down-on-double-click="false">
          <table:source-cell-range table:cell-range-address="'Refined B'.B1:'Refined B'.D37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yload" table:orientation="row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400" table:display="true" table:show-details="true"/>
                <table:data-pilot-member table:name="800" table:display="true" table:show-details="true"/>
                <table:data-pilot-member table:name="1600" table:display="true" table:show-details="true"/>
                <table:data-pilot-member table:name="3200" table:display="true" table:show-details="true"/>
                <table:data-pilot-member table:name="6400" table:display="true" table:show-details="true"/>
                <table:data-pilot-member table:name="12800" table:display="true" table:show-details="true"/>
                <table:data-pilot-member table:name="25600" table:display="true" table:show-details="true"/>
                <table:data-pilot-member table:name="51200" table:display="true" table:show-details="true"/>
                <table:data-pilot-member table:name="102400" table:display="true" table:show-details="true"/>
                <table:data-pilot-member table:name="2048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(ms)" table:orientation="data" table:used-hierarchy="0" table:function="sum">
            <table:data-pilot-level table:show-empty="false">
              <table:data-pilot-members>
                <table:data-pilot-member table:name="1.173" table:display="true" table:show-details="true"/>
                <table:data-pilot-member table:name="2.298" table:display="true" table:show-details="true"/>
                <table:data-pilot-member table:name="10.465" table:display="true" table:show-details="true"/>
                <table:data-pilot-member table:name="10.655" table:display="true" table:show-details="true"/>
                <table:data-pilot-member table:name="11.632" table:display="true" table:show-details="true"/>
                <table:data-pilot-member table:name="14.083" table:display="true" table:show-details="true"/>
                <table:data-pilot-member table:name="15.539" table:display="true" table:show-details="true"/>
                <table:data-pilot-member table:name="16.139" table:display="true" table:show-details="true"/>
                <table:data-pilot-member table:name="18.197" table:display="true" table:show-details="true"/>
                <table:data-pilot-member table:name="18.79" table:display="true" table:show-details="true"/>
                <table:data-pilot-member table:name="18.934" table:display="true" table:show-details="true"/>
                <table:data-pilot-member table:name="19.377" table:display="true" table:show-details="true"/>
                <table:data-pilot-member table:name="19.492" table:display="true" table:show-details="true"/>
                <table:data-pilot-member table:name="19.84" table:display="true" table:show-details="true"/>
                <table:data-pilot-member table:name="21.281" table:display="true" table:show-details="true"/>
                <table:data-pilot-member table:name="21.934" table:display="true" table:show-details="true"/>
                <table:data-pilot-member table:name="22.855" table:display="true" table:show-details="true"/>
                <table:data-pilot-member table:name="23.143" table:display="true" table:show-details="true"/>
                <table:data-pilot-member table:name="23.75" table:display="true" table:show-details="true"/>
                <table:data-pilot-member table:name="24.864" table:display="true" table:show-details="true"/>
                <table:data-pilot-member table:name="29.117" table:display="true" table:show-details="true"/>
                <table:data-pilot-member table:name="29.945" table:display="true" table:show-details="true"/>
                <table:data-pilot-member table:name="31.055" table:display="true" table:show-details="true"/>
                <table:data-pilot-member table:name="40.815" table:display="true" table:show-details="true"/>
                <table:data-pilot-member table:name="126.519" table:display="true" table:show-details="true"/>
                <table:data-pilot-member table:name="789.162" table:display="true" table:show-details="true"/>
                <table:data-pilot-member table:name="871.685" table:display="true" table:show-details="true"/>
                <table:data-pilot-member table:name="914.228" table:display="true" table:show-details="true"/>
                <table:data-pilot-member table:name="915.399" table:display="true" table:show-details="true"/>
                <table:data-pilot-member table:name="993.831" table:display="true" table:show-details="true"/>
                <table:data-pilot-member table:name="1034.241" table:display="true" table:show-details="true"/>
                <table:data-pilot-member table:name="1072.393" table:display="true" table:show-details="true"/>
                <table:data-pilot-member table:name="1127.011" table:display="true" table:show-details="true"/>
                <table:data-pilot-member table:name="1172.476" table:display="true" table:show-details="true"/>
                <table:data-pilot-member table:name="1222.289" table:display="true" table:show-details="true"/>
                <table:data-pilot-member table:name="1388.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3-02-04T14:33:55</meta:creation-date>
    <dc:date>2013-02-04T15:17:28</dc:date>
    <dc:creator>Phiri </dc:creator>
    <meta:editing-duration>PT35M58S</meta:editing-duration>
    <meta:editing-cycles>8</meta:editing-cycles>
    <meta:generator>LibreOffice/3.5$Linux_x86 LibreOffice_project/350m1$Build-2</meta:generator>
    <meta:document-statistic meta:table-count="6" meta:cell-count="800" meta:object-count="0"/>
  </office:meta>
</office:document-meta>
</file>